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4.685cm" style:use-optimal-column-width="false"/>
    </style:style>
    <style:style style:name="co2" style:family="table-column">
      <style:table-column-properties style:column-width="4.684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rrays (An introduc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JavaScript Arrays</text:p>
          </draw:text-box>
        </draw:frame>
        <draw:frame draw:style-name="gr2" draw:text-style-name="P3" draw:layer="layout" svg:width="25cm" svg:height="10.916cm" svg:x="0.5cm" svg:y="2.4cm">
          <draw:text-box>
            <text:p>An array is a special variable, which can hold more than one value:</text:p>
            <text:p/>
            <text:p>const cars = ["Saab", "Volvo", "BMW"];</text:p>
            <text:p/>
            <text:p><text:span text:style-name="T1">Homogeneou</text:span><text:span text:style-name="T1">s Array and </text:span><text:span text:style-name="T1">Heterogeneo</text:span><text:span text:style-name="T1">us Array</text:span></text:p>
            <text:p/>
            <text:p>let homogeneous_arr = ['alpha', 'beta', 'gamma'];</text:p>
            <text:p/>
            <text:p>homogeneous_arr</text:p>
            <text:p>Array(3) [ "alpha", "beta", "gamma" ]</text:p>
            <text:p/>
            <text:p>let heterogenous_arr = ['alpha', 1, true, ['beta', 'gamma']]</text:p>
            <text:p/>
            <text:p>heterogenous_arr</text:p>
            <text:p>Array(4) [ "alpha", 1, true, (2) […] ]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y Use Arrays?</text:p>
          </draw:text-box>
        </draw:frame>
        <draw:frame draw:style-name="gr3" draw:text-style-name="P3" draw:layer="layout" svg:width="26.5cm" svg:height="10.205cm" svg:x="0.5cm" svg:y="2.5cm">
          <draw:text-box>
            <text:p>If you have a list of items (a list of car names, for example), storing the cars in single variables could look like this:</text:p>
            <text:p/>
            <text:p>let car1 = "Saab";</text:p>
            <text:p>let car2 = "Volvo";</text:p>
            <text:p>let car3 = "BMW"; </text:p>
            <text:p/>
            <text:p>However, what if you want to loop through the cars and find a specific one? And what if you had not 3 cars, but 300?</text:p>
            <text:p/>
            <text:p>The solution is an array!</text:p>
            <text:p/>
            <text:p>An array can hold many values under a single name, and you can access the values by referring to an index numb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Creating an Array</text:p>
              </text:list-item>
              <text:list-item>
                <text:p text:style-name="P5">Accessing Array Elements </text:p>
              </text:list-item>
              <text:list-item>
                <text:p text:style-name="P5">Changing an Array Element</text:p>
              </text:list-item>
              <text:list-item>
                <text:p text:style-name="P5">Converting an Array to a String</text:p>
              </text:list-item>
              <text:list-item>
                <text:p text:style-name="P5">Accessing the First and The Last Array Element</text:p>
              </text:list-item>
              <text:list-item>
                <text:p text:style-name="P5">How to Recognize an Arr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reating an Array</text:p>
          </draw:text-box>
        </draw:frame>
        <draw:frame draw:style-name="gr4" draw:text-style-name="P3" draw:layer="layout" svg:width="27.3cm" svg:height="12.338cm" svg:x="0.2cm" svg:y="2.273cm">
          <draw:text-box>
            <text:p>Using an array literal is the easiest way to create a JavaScript Array.</text:p>
            <text:p/>
            <text:p>Syntax:</text:p>
            <text:p>const array_name = [item1, item2, ...]; <text:s text:c="4"/></text:p>
            <text:p/>
            <text:p>It is a common practice to declare arrays with the const keyword.</text:p>
            <text:p/>
            <text:p><text:span text:style-name="T1">Arrays are </text:span><text:span text:style-name="T1">Not </text:span><text:span text:style-name="T1">Constants</text:span></text:p>
            <text:p/>
            <text:p>The keyword const is a little misleading.</text:p>
            <text:p>It does NOT define a constant array. It defines a constant reference to an array.</text:p>
            <text:p>Because of this, we can still change the elements of a constant array as in:</text:p>
            <text:p/>
            <text:p><text:span text:style-name="T2">const cars = </text:span><text:span text:style-name="T2">["Saab", </text:span><text:span text:style-name="T2">"Volvo", </text:span><text:span text:style-name="T2">"BMW"];</text:span></text:p>
            <text:p><text:span text:style-name="T2">cars[0] = </text:span><text:span text:style-name="T2">"Toyota"; /* </text:span><text:span text:style-name="T2">Here we have </text:span><text:span text:style-name="T2">changed the </text:span><text:span text:style-name="T2">first element of </text:span><text:span text:style-name="T2">the element of </text:span><text:span text:style-name="T2">the array */</text:span></text:p>
            <text:p><text:span text:style-name="T2">cars.push("Au</text:span><text:span text:style-name="T2">di"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yntax for creating arrays</text:p>
          </draw:text-box>
        </draw:frame>
        <draw:frame draw:style-name="gr5" draw:text-style-name="P3" draw:layer="layout" svg:width="25cm" svg:height="11.627cm" svg:x="0.3cm" svg:y="2.2cm">
          <draw:text-box>
            <text:p>const cars = ["Saab", "Volvo", "BMW"];</text:p>
            <text:p/>
            <text:p>OR</text:p>
            <text:p/>
            <text:p>const cars = [</text:p>
            <text:p><text:s text:c="2"/>"Saab",</text:p>
            <text:p><text:s text:c="2"/>"Volvo",</text:p>
            <text:p><text:s text:c="2"/>"BMW"</text:p>
            <text:p>]; </text:p>
            <text:p/>
            <text:p>OR</text:p>
            <text:p/>
            <text:p>const cars = [];</text:p>
            <text:p>cars[0]= "Saab";</text:p>
            <text:p>cars[1]= "Volvo";</text:p>
            <text:p>cars[2]= "BMW"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Using the JavaScript Keyword new</text:p>
          </draw:text-box>
        </draw:frame>
        <draw:frame draw:style-name="gr6" draw:text-style-name="P3" draw:layer="layout" svg:width="26.5cm" svg:height="8.072cm" svg:x="0.5cm" svg:y="2.5cm">
          <draw:text-box>
            <text:p>The following example also creates an Array, and assigns values to it:</text:p>
            <text:p/>
            <text:p>const cars = new Array("Saab", "Volvo", "BMW");</text:p>
            <text:p/>
            <text:p>The examples above is exactly the same as:</text:p>
            <text:p text:style-name="P7">const cars = ["Saab", "Volvo", "BMW"];</text:p>
            <text:p/>
            <text:p>There is no need to use new Array().</text:p>
            <text:p/>
            <text:p>For simplicity, readability and execution speed, use the array literal metho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ccessing Array Elements </text:p>
          </draw:text-box>
        </draw:frame>
        <draw:frame draw:style-name="gr7" draw:text-style-name="P3" draw:layer="layout" svg:width="23.5cm" svg:height="10.205cm" svg:x="0.5cm" svg:y="3cm">
          <draw:text-box>
            <text:p>You access an array element by referring to the index number:</text:p>
            <text:p/>
            <text:p>const cars = ["Saab", "Volvo", "BMW"];</text:p>
            <text:p>let car = cars[0];</text:p>
            <text:p/>
            <text:p/>
            <text:p/>
            <text:p/>
            <text:p/>
            <text:p/>
            <text:p/>
            <text:p>Note: Array indexes start with 0.</text:p>
            <text:p/>
            <text:p>[0] is the first element. [1] is the second element.</text:p>
          </draw:text-box>
        </draw:frame>
        <draw:frame draw:style-name="standard" draw:layer="layout" svg:width="14.053cm" svg:height="1.943cm" svg:x="1.005cm" svg:y="7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aab</text:p>
              </table:table-cell>
              <table:table-cell>
                <text:p>Volvo</text:p>
              </table:table-cell>
              <table:table-cell>
                <text:p>BMW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hanging an Array Element</text:p>
          </draw:text-box>
        </draw:frame>
        <draw:frame draw:style-name="gr8" draw:text-style-name="P3" draw:layer="layout" svg:width="25.5cm" svg:height="7.361cm" svg:x="1cm" svg:y="3cm">
          <draw:text-box>
            <text:p>You can change the element at 0<text:span text:style-name="T3">th</text:span> index by assigning a value to it.</text:p>
            <text:p/>
            <text:p>This statement changes the value of the first element in cars:</text:p>
            <text:p/>
            <text:p>cars[0] = "Opel";</text:p>
            <text:p/>
            <text:p>Example:</text:p>
            <text:p/>
            <text:p>const cars = ["Saab", "Volvo", "BMW"];</text:p>
            <text:p>cars[0] = "Opel";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nverting an Array to a String</text:p>
          </draw:text-box>
        </draw:frame>
        <draw:frame draw:style-name="gr8" draw:text-style-name="P3" draw:layer="layout" svg:width="26.5cm" svg:height="5.939cm" svg:x="1cm" svg:y="3cm">
          <draw:text-box>
            <text:p>The JavaScript method toString() converts an array to a string of (comma separated) array values.</text:p>
            <text:p/>
            <text:p>const fruits = ["Banana", "Orange", "Apple", "Mango"];</text:p>
            <text:p/>
            <text:p>Would become:</text:p>
            <text:p/>
            <text:p>Banana,Orange,Apple,M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length Property</text:p>
          </draw:text-box>
        </draw:frame>
        <draw:frame draw:style-name="gr9" draw:text-style-name="P3" draw:layer="layout" svg:width="23cm" svg:height="3.095cm" svg:x="1.5cm" svg:y="3cm">
          <draw:text-box>
            <text:p>The length property of an array returns the length of an array (the number of array elements).</text:p>
            <text:p/>
            <text:p>The length property is always one more than the highest array index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Accessing the First and The Last Array Element</text:p>
          </draw:text-box>
        </draw:frame>
        <draw:frame draw:style-name="gr10" draw:text-style-name="P3" draw:layer="layout" svg:width="24.5cm" svg:height="3.806cm" svg:x="1cm" svg:y="3cm">
          <draw:text-box>
            <text:p>const fruits = ["Banana", "Orange", "Apple", "Mango"];</text:p>
            <text:p>let fruit = fruits[0];</text:p>
            <text:p/>
            <text:p>const fruits = ["Banana", "Orange", "Apple", "Mango"];</text:p>
            <text:p>let fruit = fruits[fruits.length - 1];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he Difference Between Arrays and Objects</text:p>
          </draw:text-box>
        </draw:frame>
        <draw:frame draw:style-name="gr3" draw:text-style-name="P3" draw:layer="layout" svg:width="26.5cm" svg:height="10.205cm" svg:x="0.5cm" svg:y="2.5cm">
          <draw:text-box>
            <text:p>In JavaScript, arrays use numbered indexes. <text:s/></text:p>
            <text:p/>
            <text:p>In JavaScript, objects use named indexes.</text:p>
            <text:p/>
            <text:p>Arrays are a special kind of objects, with numbered indexes.</text:p>
            <text:p/>
            <text:p><text:span text:style-name="T1">When to Use </text:span><text:span text:style-name="T1">Arrays. When </text:span><text:span text:style-name="T1">to use </text:span><text:span text:style-name="T1">Objects:</text:span></text:p>
            <text:p><text:span text:style-name="T1"/></text:p>
            <text:p><text:s text:c="4"/>JavaScript does not support associative arrays.</text:p>
            <text:p><text:s text:c="4"/>You should use objects when you want the element names to be strings (text).</text:p>
            <text:p><text:s text:c="4"/>You should use arrays when you want the element names to be numbers.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 word of advise: Do not use “new Array()”</text:p>
          </draw:text-box>
        </draw:frame>
        <draw:frame draw:style-name="gr5" draw:text-style-name="P3" draw:layer="layout" svg:width="22cm" svg:height="11.627cm" svg:x="0.3cm" svg:y="2.2cm">
          <draw:text-box>
            <text:p>// Create an array with three elements:</text:p>
            <text:p>const points = new Array(40, 100, 1);</text:p>
            <text:p/>
            <text:p>// Create an array with two elements:</text:p>
            <text:p>const points = new Array(40, 100);</text:p>
            <text:p/>
            <text:p>// Create an array with one element ???</text:p>
            <text:p>const points = new Array(40);</text:p>
            <text:p>console.log(points);</text:p>
            <text:p>/* ,,,,,,,,,,,,,,,,,,,,,,,,,,,,,,,,,,,,,,, */ <text:s/></text:p>
            <text:p/>
            <text:p>// It create an array with 40 undefined elements.</text:p>
            <text:p/>
            <text:p>To create an array with one element:</text:p>
            <text:p/>
            <text:p>const points = [40]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How to Recognize an Array</text:p>
          </draw:text-box>
        </draw:frame>
        <draw:frame draw:style-name="gr4" draw:text-style-name="P3" draw:layer="layout" svg:width="27.2cm" svg:height="12.338cm" svg:x="0.3cm" svg:y="2.2cm">
          <draw:text-box>
            <text:p>A common question is: How do I know if a variable is an array?</text:p>
            <text:p>The problem is that the JavaScript operator typeof returns "object":</text:p>
            <text:p/>
            <text:p>const fruits = ["Banana", "Orange", "Apple"];</text:p>
            <text:p>let type = typeof fruits;</text:p>
            <text:p/>
            <text:p>The typeof operator returns object because a JavaScript array is an object. </text:p>
            <text:p/>
            <text:p><text:span text:style-name="T1">Solution 1</text:span>: To solve this problem ECMAScript 5 (JavaScript 2009) defined a new method <text:span text:style-name="T2">Array.isArray()</text:span><text:span text:style-name="T2">:</text:span></text:p>
            <text:p><text:span text:style-name="T2">Array.isArray(f</text:span><text:span text:style-name="T2">ruits);</text:span></text:p>
            <text:p><text:span text:style-name="T2"/></text:p>
            <text:p><text:span text:style-name="T1">Solution 2</text:span>: The instanceof operator returns true if an object is created by a given constructor:</text:p>
            <text:p><text:span text:style-name="T2">const fruits = </text:span><text:span text:style-name="T2">["Banana", </text:span><text:span text:style-name="T2">"Orange", </text:span><text:span text:style-name="T2">"Apple"];</text:span></text:p>
            <text:p><text:span text:style-name="T2"/></text:p>
            <text:p><text:span text:style-name="T2">fruits </text:span><text:span text:style-name="T2">instanceof </text:span><text:span text:style-name="T2">Arra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Looping Array Elements</text:p>
          </draw:text-box>
        </draw:frame>
        <draw:frame draw:style-name="gr11" draw:text-style-name="P3" draw:layer="layout" svg:width="24cm" svg:height="11.33cm" svg:x="1cm" svg:y="2cm">
          <draw:text-box>
            <text:p><text:span text:style-name="T4">One way to loop </text:span><text:span text:style-name="T4">through an </text:span><text:span text:style-name="T4">array, is using a </text:span><text:span text:style-name="T4">for loop:</text:span></text:p>
            <text:p/>
            <text:p><text:span text:style-name="T4">Example</text:span></text:p>
            <text:p/>
            <text:p><text:span text:style-name="T5">const fruits = </text:span><text:span text:style-name="T5">["Banana", </text:span><text:span text:style-name="T5">"Orange", </text:span><text:span text:style-name="T5">"Apple", </text:span><text:span text:style-name="T5">"Mango"];</text:span></text:p>
            <text:p><text:span text:style-name="T5">let fLen = </text:span><text:span text:style-name="T5">fruits.length;</text:span></text:p>
            <text:p><text:span text:style-name="T2"/></text:p>
            <text:p><text:span text:style-name="T5">// We are </text:span><text:span text:style-name="T5">dynamically </text:span><text:span text:style-name="T5">creating HTML </text:span><text:span text:style-name="T5">in the following </text:span><text:span text:style-name="T5">loop:</text:span></text:p>
            <text:p><text:span text:style-name="T2"/></text:p>
            <text:p text:style-name="P7"><text:span text:style-name="T5">// Here it is </text:span><text:span text:style-name="T5">writing an </text:span><text:span text:style-name="T5">opening tag for </text:span><text:span text:style-name="T5">unordered list</text:span></text:p>
            <text:p><text:span text:style-name="T5">let text = "&lt;ul&gt;"; </text:span></text:p>
            <text:p><text:span text:style-name="T5">for (let i = 0; i &lt; </text:span><text:span text:style-name="T5">fLen; i++) {</text:span></text:p>
            <text:p><text:span text:style-name="T5"><text:s text:c="2"/></text:span><text:span text:style-name="T5">text += "&lt;li&gt;" + </text:span><text:span text:style-name="T5">fruits[i] + "&lt;/li&gt;";</text:span></text:p>
            <text:p><text:span text:style-name="T5">}</text:span></text:p>
            <text:p><text:span text:style-name="T2"/></text:p>
            <text:p text:style-name="P7"><text:span text:style-name="T5">// And, here is </text:span><text:span text:style-name="T5">the closing tag </text:span><text:span text:style-name="T5">for unordered </text:span><text:span text:style-name="T5">list</text:span></text:p>
            <text:p><text:span text:style-name="T5">text += "&lt;/ul&gt;"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rray.forEach()</text:p>
          </draw:text-box>
        </draw:frame>
        <draw:frame draw:style-name="gr6" draw:text-style-name="P3" draw:layer="layout" svg:width="22.5cm" svg:height="12.338cm" svg:x="0.4cm" svg:y="2.1cm">
          <draw:text-box>
            <text:p>You can also use the Array.forEach() function:</text:p>
            <text:p/>
            <text:p>Whatever we did in the previous slide, we are doing it using forEach() now.</text:p>
            <text:p/>
            <text:p>forEach(): basically says ‘call this function for each element of the array’.</text:p>
            <text:p/>
            <text:p>Example</text:p>
            <text:p><text:span text:style-name="T2"/></text:p>
            <text:p><text:span text:style-name="T2">const fruits = ["Banana", "Orange", "Apple", "Mango"];</text:span></text:p>
            <text:p><text:span text:style-name="T2"/></text:p>
            <text:p><text:span text:style-name="T2">let text = "&lt;ul&gt;";</text:span></text:p>
            <text:p><text:span text:style-name="T2">fruits.forEach(myFunction);</text:span></text:p>
            <text:p><text:span text:style-name="T2">text += "&lt;/ul&gt;";</text:span></text:p>
            <text:p><text:span text:style-name="T2"/></text:p>
            <text:p><text:span text:style-name="T2">function myFunction(value) {</text:span></text:p>
            <text:p><text:span text:style-name="T2"><text:s text:c="2"/></text:span><text:span text:style-name="T2">text += "&lt;li&gt;" + value + "&lt;/li&gt;";</text:span></text:p>
            <text:p><text:span text:style-name="T2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7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23:17.547125763</meta:creation-date>
    <meta:editing-duration>PT48M48S</meta:editing-duration>
    <meta:editing-cycles>24</meta:editing-cycles>
    <meta:generator>LibreOffice/7.3.7.2$Linux_X86_64 LibreOffice_project/30$Build-2</meta:generator>
    <dc:title>Blue Curve</dc:title>
    <dc:date>2023-10-07T10:50:58.022041643</dc:date>
    <meta:document-statistic meta:object-count="116"/>
  </office:meta>
</office:document-meta>
</file>